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173" officeooo:paragraph-rsid="00060173"/>
    </style:style>
    <style:style style:name="P2" style:family="paragraph" style:parent-style-name="Standard" style:list-style-name="L2">
      <style:text-properties officeooo:rsid="00060173" officeooo:paragraph-rsid="00060173"/>
    </style:style>
    <style:style style:name="P3" style:family="paragraph" style:parent-style-name="Standard" style:list-style-name="L3">
      <style:text-properties officeooo:rsid="00060173" officeooo:paragraph-rsid="00060173"/>
    </style:style>
    <style:style style:name="P4" style:family="paragraph" style:parent-style-name="Standard" style:list-style-name="L1">
      <style:text-properties officeooo:paragraph-rsid="00060173"/>
    </style:style>
    <style:style style:name="P5" style:family="paragraph" style:parent-style-name="Standard">
      <style:text-properties officeooo:paragraph-rsid="00060173"/>
    </style:style>
    <style:style style:name="P6" style:family="paragraph" style:parent-style-name="Standard" style:list-style-name="L2">
      <style:text-properties officeooo:paragraph-rsid="00060173"/>
    </style:style>
    <style:style style:name="P7" style:family="paragraph" style:parent-style-name="Standard" style:list-style-name="L2">
      <style:text-properties officeooo:rsid="00068aa6" officeooo:paragraph-rsid="00068aa6"/>
    </style:style>
    <style:style style:name="P8" style:family="paragraph" style:parent-style-name="Standard">
      <style:text-properties officeooo:rsid="00068aa6" officeooo:paragraph-rsid="00068aa6"/>
    </style:style>
    <style:style style:name="T1" style:family="text">
      <style:text-properties officeooo:rsid="00060173"/>
    </style:style>
    <style:style style:name="T2" style:family="text">
      <style:text-properties officeooo:rsid="00068aa6"/>
    </style:style>
    <style:style style:name="T3" style:family="text">
      <style:text-properties officeooo:rsid="000773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grations de la db → 3H <text:span text:style-name="T2">=&gt; 4h</text:span></text:p>
      <text:p text:style-name="P1"/>
      <text:p text:style-name="P1">seeds dans chaque table (account, user, medias, actors) → 5h <text:span text:style-name="T2">=&gt; 4h</text:span></text:p>
      <text:p text:style-name="P1"/>
      <text:p text:style-name="P1">wireframe → 1/2h <text:span text:style-name="T2">=&gt; 2h</text:span></text:p>
      <text:p text:style-name="P1"/>
      <text:p text:style-name="P1">mockup → 2h <text:span text:style-name="T2">=&gt; 8h</text:span> </text:p>
      <text:p text:style-name="P1"/>
      <text:p text:style-name="P5"><text:span text:style-name="T1">CRUD sur : </text:span></text:p>
      <text:list xml:id="list4134735244" text:style-name="L2">
        <text:list-item>
          <text:p text:style-name="P6"><text:span text:style-name="T1">account =&gt; 8h</text:span></text:p>
        </text:list-item>
        <text:list-item>
          <text:p text:style-name="P2">users =&gt; 8h</text:p>
        </text:list-item>
        <text:list-item>
          <text:p text:style-name="P2">medias =&gt; 8h</text:p>
        </text:list-item>
        <text:list-item>
          <text:p text:style-name="P2">actors =&gt; 8h</text:p>
        </text:list-item>
        <text:list-item>
          <text:p text:style-name="P7">lists =&gt; 6h</text:p>
        </text:list-item>
      </text:list>
      <text:p text:style-name="P8">=&gt; 40h</text:p>
      <text:p text:style-name="P1"/>
      <text:p text:style-name="P1">intégrer le mockup <text:span text:style-name="T2">(composants vue + html + css )</text:span> <text:span text:style-name="T2">=&gt; 36h</text:span></text:p>
      <text:p text:style-name="P1"/>
      <text:p text:style-name="P1">fonctionnalités de recherche <text:span text:style-name="T3">=&gt; 18h</text:span></text:p>
      <text:list xml:id="list4099790783" text:style-name="L3">
        <text:list-item>
          <text:p text:style-name="P3">résumé =&gt; 4h</text:p>
        </text:list-item>
        <text:list-item>
          <text:p text:style-name="P3">acteurs =&gt; 4h</text:p>
        </text:list-item>
        <text:list-item>
          <text:p text:style-name="P3">titres =&gt; 4h</text:p>
        </text:list-item>
        <text:list-item>
          <text:p text:style-name="P3">dates =&gt; 4h</text:p>
        </text:list-item>
      </text:list>
      <text:list xml:id="list1223542856" text:style-name="L1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11:17.177215845</meta:creation-date>
    <dc:date>2018-12-17T14:53:10.948871717</dc:date>
    <meta:editing-duration>PT4H10M23S</meta:editing-duration>
    <meta:editing-cycles>1</meta:editing-cycles>
    <meta:document-statistic meta:table-count="0" meta:image-count="0" meta:object-count="0" meta:page-count="1" meta:paragraph-count="18" meta:word-count="89" meta:character-count="361" meta:non-whitespace-character-count="297"/>
    <meta:generator>LibreOffice/6.0.6.2$Linux_X86_64 LibreOffice_project/00m0$Build-2</meta:generator>
  </office:meta>
</office:document-meta>
</file>